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400000463897BE6D9498ABDF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8.222cm, 0cm, 6.98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5.07cm" svg:height="1.749cm" svg:x="0.055cm" svg:y="0.176cm">
          <draw:image xlink:href="Pictures/100000000000063400000463897BE6D9498ABDF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18cm" fo:page-height="2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4T11:22:51.218000000</dc:date>
    <meta:editing-duration>PT4M20S</meta:editing-duration>
    <meta:editing-cycles>2</meta:editing-cycles>
    <meta:generator>LibreOffice/7.1.0.3$Windows_X86_64 LibreOffice_project/f6099ecf3d29644b5008cc8f48f42f4a40986e4c</meta:generator>
    <meta:document-statistic meta:object-count="1"/>
  </office:meta>
</office:document-meta>
</file>